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db58c"/>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text-properties officeooo:paragraph-rsid="0013ae20"/>
    </style:style>
    <style:style style:name="P6" style:family="paragraph" style:parent-style-name="Standard">
      <style:paragraph-properties fo:text-align="start" style:justify-single-word="false"/>
      <style:text-properties officeooo:rsid="0025a60d" officeooo:paragraph-rsid="0025a60d"/>
    </style:style>
    <style:style style:name="P7" style:family="paragraph" style:parent-style-name="Author">
      <style:text-properties style:font-name-asian="MS Mincho"/>
    </style:style>
    <style:style style:name="P8" style:family="paragraph" style:parent-style-name="key_20_words">
      <style:text-properties style:font-name-asian="MS Mincho"/>
    </style:style>
    <style:style style:name="P9" style:family="paragraph" style:parent-style-name="Text_20_body">
      <style:paragraph-properties fo:margin-left="0cm" fo:margin-right="0cm" fo:text-indent="0cm" style:auto-text-indent="false"/>
      <style:text-properties officeooo:rsid="0013ae20" officeooo:paragraph-rsid="0013ae20"/>
    </style:style>
    <style:style style:name="P10" style:family="paragraph" style:parent-style-name="Text_20_body">
      <style:paragraph-properties fo:margin-left="0cm" fo:margin-right="0cm" fo:text-indent="0cm" style:auto-text-indent="false"/>
      <style:text-properties officeooo:rsid="001588bd" officeooo:paragraph-rsid="001588bd"/>
    </style:style>
    <style:style style:name="P11" style:family="paragraph" style:parent-style-name="Text_20_body">
      <style:paragraph-properties fo:margin-left="0cm" fo:margin-right="0cm" fo:text-indent="0cm" style:auto-text-indent="false"/>
      <style:text-properties officeooo:paragraph-rsid="001588bd"/>
    </style:style>
    <style:style style:name="P12" style:family="paragraph" style:parent-style-name="Text_20_body">
      <style:paragraph-properties fo:margin-left="0cm" fo:margin-right="0cm" fo:text-align="start" style:justify-single-word="false" fo:text-indent="0cm" style:auto-text-indent="false"/>
      <style:text-properties officeooo:paragraph-rsid="001588bd"/>
    </style:style>
    <style:style style:name="P13" style:family="paragraph" style:parent-style-name="Text_20_body">
      <style:paragraph-properties fo:margin-left="0cm" fo:margin-right="0cm" fo:text-align="start" style:justify-single-word="false" fo:text-indent="0cm" style:auto-text-indent="false"/>
      <style:text-properties officeooo:paragraph-rsid="001a104a"/>
    </style:style>
    <style:style style:name="P14" style:family="paragraph" style:parent-style-name="Text_20_body">
      <style:paragraph-properties fo:margin-left="0cm" fo:margin-right="0cm" fo:text-align="start" style:justify-single-word="false" fo:text-indent="0cm" style:auto-text-indent="false"/>
      <style:text-properties officeooo:paragraph-rsid="001b4967"/>
    </style:style>
    <style:style style:name="P15" style:family="paragraph" style:parent-style-name="Text_20_body">
      <style:paragraph-properties fo:margin-left="0cm" fo:margin-right="0cm" fo:text-align="start" style:justify-single-word="false" fo:text-indent="0cm" style:auto-text-indent="false"/>
      <style:text-properties officeooo:paragraph-rsid="001c166d"/>
    </style:style>
    <style:style style:name="P16" style:family="paragraph" style:parent-style-name="Text_20_body">
      <style:paragraph-properties fo:margin-left="0cm" fo:margin-right="0cm" fo:text-align="start" style:justify-single-word="false" fo:text-indent="0cm" style:auto-text-indent="false"/>
      <style:text-properties officeooo:paragraph-rsid="001efcf0"/>
    </style:style>
    <style:style style:name="P17" style:family="paragraph" style:parent-style-name="Text_20_body">
      <style:paragraph-properties fo:margin-left="0cm" fo:margin-right="0cm" fo:text-align="start" style:justify-single-word="false" fo:text-indent="0cm" style:auto-text-indent="false"/>
      <style:text-properties fo:font-weight="normal" officeooo:rsid="001bdc93" officeooo:paragraph-rsid="001bdc93" style:font-weight-asian="normal" style:font-weight-complex="normal"/>
    </style:style>
    <style:style style:name="P18" style:family="paragraph" style:parent-style-name="Text_20_body">
      <style:paragraph-properties fo:margin-left="0cm" fo:margin-right="0cm" fo:text-align="start" style:justify-single-word="false" fo:text-indent="0cm" style:auto-text-indent="false"/>
      <style:text-properties fo:font-weight="bold" officeooo:rsid="001bdc93" officeooo:paragraph-rsid="001bdc93" style:font-weight-asian="bold" style:font-weight-complex="bold"/>
    </style:style>
    <style:style style:name="P19" style:family="paragraph" style:parent-style-name="Text_20_body">
      <style:paragraph-properties fo:margin-left="0cm" fo:margin-right="0cm" fo:text-align="start" style:justify-single-word="false" fo:text-indent="0cm" style:auto-text-indent="false"/>
      <style:text-properties officeooo:rsid="001db58c" officeooo:paragraph-rsid="001db58c"/>
    </style:style>
    <style:style style:name="P20" style:family="paragraph" style:parent-style-name="Text_20_body">
      <style:paragraph-properties fo:margin-left="0cm" fo:margin-right="0cm" fo:text-align="start" style:justify-single-word="false" fo:text-indent="0cm" style:auto-text-indent="false"/>
      <style:text-properties officeooo:rsid="001efcf0" officeooo:paragraph-rsid="001efcf0"/>
    </style:style>
    <style:style style:name="P21" style:family="paragraph" style:parent-style-name="Text_20_body">
      <style:paragraph-properties fo:margin-left="0cm" fo:margin-right="0cm" fo:text-align="start" style:justify-single-word="false" fo:text-indent="0cm" style:auto-text-indent="false"/>
      <style:text-properties officeooo:rsid="0020aecd" officeooo:paragraph-rsid="0020aecd"/>
    </style:style>
    <style:style style:name="P22" style:family="paragraph" style:parent-style-name="Text_20_body">
      <style:paragraph-properties fo:margin-left="0cm" fo:margin-right="0cm" fo:text-align="start" style:justify-single-word="false" fo:text-indent="0cm" style:auto-text-indent="false"/>
      <style:text-properties officeooo:rsid="002a8d78" officeooo:paragraph-rsid="002a8d78"/>
    </style:style>
    <style:style style:name="P23" style:family="paragraph" style:parent-style-name="Standard" style:list-style-name="L11">
      <style:paragraph-properties fo:text-align="start" style:justify-single-word="false"/>
    </style:style>
    <style:style style:name="P24" style:family="paragraph" style:parent-style-name="Standard" style:list-style-name="L12">
      <style:paragraph-properties fo:text-align="start" style:justify-single-word="false"/>
    </style:style>
    <style:style style:name="P25" style:family="paragraph" style:parent-style-name="Heading_20_5">
      <style:text-properties fo:font-weight="bold" style:font-name-asian="MS Mincho" style:font-weight-asian="bold" style:font-weight-complex="bold"/>
    </style:style>
    <style:style style:name="P26" style:family="paragraph" style:parent-style-name="Heading_20_1">
      <style:text-properties fo:font-weight="bold" style:font-weight-asian="bold" style:font-weight-complex="bold"/>
    </style:style>
    <style:style style:name="P27" style:family="paragraph" style:parent-style-name="Heading_20_1">
      <style:text-properties officeooo:paragraph-rsid="001db58c"/>
    </style:style>
    <style:style style:name="P28" style:family="paragraph" style:parent-style-name="Text_20_body" style:list-style-name="L1">
      <style:text-properties officeooo:rsid="0013ae20" officeooo:paragraph-rsid="0013ae20"/>
    </style:style>
    <style:style style:name="P29" style:family="paragraph" style:parent-style-name="Text_20_body" style:list-style-name="L2">
      <style:paragraph-properties fo:text-align="start" style:justify-single-word="false"/>
      <style:text-properties officeooo:rsid="001b4967" officeooo:paragraph-rsid="001b4967"/>
    </style:style>
    <style:style style:name="P30" style:family="paragraph" style:parent-style-name="Text_20_body" style:list-style-name="L2">
      <style:paragraph-properties fo:text-align="start" style:justify-single-word="false"/>
      <style:text-properties fo:font-weight="normal" officeooo:rsid="001b4967" officeooo:paragraph-rsid="001b4967" style:font-weight-asian="normal" style:font-weight-complex="normal"/>
    </style:style>
    <style:style style:name="P31" style:family="paragraph" style:parent-style-name="Text_20_body" style:list-style-name="L3">
      <style:paragraph-properties fo:text-align="start" style:justify-single-word="false"/>
      <style:text-properties fo:font-weight="normal" officeooo:rsid="001bdc93" officeooo:paragraph-rsid="001bdc93" style:font-weight-asian="normal" style:font-weight-complex="normal"/>
    </style:style>
    <style:style style:name="P32" style:family="paragraph" style:parent-style-name="Text_20_body" style:list-style-name="L4">
      <style:paragraph-properties fo:text-align="start" style:justify-single-word="false"/>
      <style:text-properties fo:font-weight="normal" officeooo:rsid="001bdc93" officeooo:paragraph-rsid="001bdc93" style:font-weight-asian="normal" style:font-weight-complex="normal"/>
    </style:style>
    <style:style style:name="P33" style:family="paragraph" style:parent-style-name="Text_20_body" style:list-style-name="L5">
      <style:paragraph-properties fo:text-align="start" style:justify-single-word="false"/>
      <style:text-properties fo:font-weight="normal" officeooo:rsid="001c166d" officeooo:paragraph-rsid="001c166d" style:font-weight-asian="normal" style:font-weight-complex="normal"/>
    </style:style>
    <style:style style:name="P34" style:family="paragraph" style:parent-style-name="Text_20_body" style:list-style-name="L6">
      <style:paragraph-properties fo:text-align="start" style:justify-single-word="false"/>
      <style:text-properties fo:font-weight="normal" officeooo:rsid="001db58c" officeooo:paragraph-rsid="001db58c" style:font-weight-asian="normal" style:font-weight-complex="normal"/>
    </style:style>
    <style:style style:name="P35" style:family="paragraph" style:parent-style-name="Text_20_body" style:list-style-name="L6">
      <style:paragraph-properties fo:text-align="start" style:justify-single-word="false"/>
      <style:text-properties fo:font-weight="normal" officeooo:rsid="001efcf0" officeooo:paragraph-rsid="001efcf0" style:font-weight-asian="normal" style:font-weight-complex="normal"/>
    </style:style>
    <style:style style:name="P36" style:family="paragraph" style:parent-style-name="Text_20_body" style:list-style-name="L7">
      <style:paragraph-properties fo:text-align="start" style:justify-single-word="false"/>
      <style:text-properties fo:font-weight="normal" officeooo:rsid="001efcf0" officeooo:paragraph-rsid="001efcf0" style:font-weight-asian="normal" style:font-weight-complex="normal"/>
    </style:style>
    <style:style style:name="P37" style:family="paragraph" style:parent-style-name="Text_20_body" style:list-style-name="L8">
      <style:paragraph-properties fo:text-align="start" style:justify-single-word="false"/>
      <style:text-properties fo:font-weight="normal" officeooo:rsid="0020aecd" officeooo:paragraph-rsid="0020aecd" style:font-weight-asian="normal" style:font-weight-complex="normal"/>
    </style:style>
    <style:style style:name="P38" style:family="paragraph" style:parent-style-name="Text_20_body" style:list-style-name="L9">
      <style:paragraph-properties fo:text-align="start" style:justify-single-word="false"/>
      <style:text-properties fo:font-weight="normal" officeooo:rsid="0021e0cd" officeooo:paragraph-rsid="0021e0cd" style:font-weight-asian="normal" style:font-weight-complex="normal"/>
    </style:style>
    <style:style style:name="P39" style:family="paragraph" style:parent-style-name="Text_20_body" style:list-style-name="L6">
      <style:paragraph-properties fo:text-align="start" style:justify-single-word="false"/>
      <style:text-properties officeooo:rsid="001db58c" officeooo:paragraph-rsid="001db58c"/>
    </style:style>
    <style:style style:name="P40" style:family="paragraph" style:parent-style-name="Text_20_body" style:list-style-name="L10">
      <style:paragraph-properties fo:text-align="start" style:justify-single-word="false"/>
      <style:text-properties officeooo:rsid="002a8d78" officeooo:paragraph-rsid="002a8d78"/>
    </style:style>
    <style:style style:name="P41" style:family="paragraph" style:parent-style-name="Text_20_body">
      <style:paragraph-properties fo:margin-left="0cm" fo:margin-right="0cm" fo:text-align="center" style:justify-single-word="false" fo:text-indent="0cm" style:auto-text-indent="false"/>
      <style:text-properties fo:font-weight="bold" officeooo:paragraph-rsid="001a104a" style:font-weight-asian="bold" style:font-weight-complex="bold"/>
    </style:style>
    <style:style style:name="P42" style:family="paragraph" style:parent-style-name="Text_20_body">
      <style:paragraph-properties fo:margin-left="0cm" fo:margin-right="0cm" fo:text-align="start" style:justify-single-word="false" fo:text-indent="0cm" style:auto-text-indent="false"/>
      <style:text-properties fo:font-weight="bold" officeooo:rsid="001c166d" officeooo:paragraph-rsid="001c166d" style:font-weight-asian="bold" style:font-weight-complex="bold"/>
    </style:style>
    <style:style style:name="P43" style:family="paragraph" style:parent-style-name="Text_20_body">
      <style:paragraph-properties fo:margin-left="0cm" fo:margin-right="0cm" fo:text-align="start" style:justify-single-word="false" fo:text-indent="0cm" style:auto-text-indent="false"/>
      <style:text-properties fo:font-weight="bold" officeooo:rsid="001db58c" officeooo:paragraph-rsid="001db58c" style:font-weight-asian="bold"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font-weight="bold" officeooo:rsid="001efcf0" officeooo:paragraph-rsid="001efcf0" style:font-weight-asian="bold" style:font-weight-complex="bold"/>
    </style:style>
    <style:style style:name="P45" style:family="paragraph" style:parent-style-name="Text_20_body">
      <style:paragraph-properties fo:margin-left="0cm" fo:margin-right="0cm" fo:text-align="start" style:justify-single-word="false" fo:text-indent="0cm" style:auto-text-indent="false"/>
      <style:text-properties fo:font-weight="bold" officeooo:paragraph-rsid="001efcf0" style:font-weight-asian="bold" style:font-weight-complex="bold"/>
    </style:style>
    <style:style style:name="P46" style:family="paragraph" style:parent-style-name="Text_20_body">
      <style:paragraph-properties fo:margin-left="0cm" fo:margin-right="0cm" fo:text-align="start" style:justify-single-word="false" fo:text-indent="0cm" style:auto-text-indent="false"/>
      <style:text-properties fo:font-weight="bold" officeooo:rsid="0020aecd" officeooo:paragraph-rsid="0020aecd" style:font-weight-asian="bold" style:font-weight-complex="bold"/>
    </style:style>
    <style:style style:name="P47" style:family="paragraph" style:parent-style-name="Text_20_body" style:list-style-name="L9">
      <style:paragraph-properties fo:margin-left="0cm" fo:margin-right="0cm" fo:text-align="start" style:justify-single-word="false" fo:text-indent="0cm" style:auto-text-indent="false"/>
      <style:text-properties fo:font-weight="bold" officeooo:rsid="002a8d78" officeooo:paragraph-rsid="002a8d78" style:font-weight-asian="bold" style:font-weight-complex="bold"/>
    </style:style>
    <style:style style:name="P48" style:family="paragraph" style:parent-style-name="Text_20_body">
      <style:paragraph-properties fo:margin-left="0cm" fo:margin-right="0cm" fo:text-align="start" style:justify-single-word="false" fo:text-indent="0cm" style:auto-text-indent="false"/>
      <style:text-properties fo:font-weight="normal" officeooo:rsid="001efcf0" officeooo:paragraph-rsid="001efcf0" style:font-weight-asian="normal" style:font-weight-complex="normal"/>
    </style:style>
    <style:style style:name="P49" style:family="paragraph" style:parent-style-name="paper_20_title" style:master-page-name="MP0">
      <style:paragraph-properties style:page-number="auto" fo:break-before="page"/>
      <style:text-properties style:font-name-asian="MS Mincho"/>
    </style:style>
    <style:style style:name="T1" style:family="text">
      <style:text-properties fo:font-style="italic" style:font-name-asian="MS Mincho" style:font-style-asian="italic" style:font-style-complex="italic"/>
    </style:style>
    <style:style style:name="T2" style:family="text">
      <style:text-properties fo:font-style="italic" officeooo:rsid="0013ae20" style:font-name-asian="MS Mincho" style:font-style-asian="italic" style:font-style-complex="italic"/>
    </style:style>
    <style:style style:name="T3" style:family="text">
      <style:text-properties style:font-name-asian="MS Mincho"/>
    </style:style>
    <style:style style:name="T4" style:family="text">
      <style:text-properties officeooo:rsid="0013ae20" style:font-name-asian="MS Mincho"/>
    </style:style>
    <style:style style:name="T5" style:family="text">
      <style:text-properties fo:font-size="8pt" fo:font-style="italic" style:font-size-asian="8pt" style:font-style-asian="italic" style:font-size-complex="8pt" style:font-style-complex="italic"/>
    </style:style>
    <style:style style:name="T6" style:family="text">
      <style:text-properties officeooo:rsid="0013ae20"/>
    </style:style>
    <style:style style:name="T7" style:family="text">
      <style:text-properties officeooo:rsid="001588bd"/>
    </style:style>
    <style:style style:name="T8" style:family="text">
      <style:text-properties fo:font-weight="bold" style:font-weight-asian="bold" style:font-weight-complex="bold"/>
    </style:style>
    <style:style style:name="T9" style:family="text">
      <style:text-properties fo:font-weight="bold" officeooo:rsid="001588bd" style:font-weight-asian="bold" style:font-weight-complex="bold"/>
    </style:style>
    <style:style style:name="T10" style:family="text">
      <style:text-properties fo:font-weight="bold" officeooo:rsid="001b4967" style:font-weight-asian="bold" style:font-weight-complex="bold"/>
    </style:style>
    <style:style style:name="T11" style:family="text">
      <style:text-properties fo:font-weight="bold" officeooo:rsid="001bdc93" style:font-weight-asian="bold" style:font-weight-complex="bold"/>
    </style:style>
    <style:style style:name="T12" style:family="text">
      <style:text-properties fo:font-weight="bold" officeooo:rsid="001c166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b4967" style:font-weight-asian="normal" style:font-weight-complex="normal"/>
    </style:style>
    <style:style style:name="T15" style:family="text">
      <style:text-properties fo:font-weight="normal" officeooo:rsid="001bdc93" style:font-weight-asian="normal" style:font-weight-complex="normal"/>
    </style:style>
    <style:style style:name="T16" style:family="text">
      <style:text-properties fo:font-weight="normal" officeooo:rsid="001c166d" style:font-weight-asian="normal" style:font-weight-complex="normal"/>
    </style:style>
    <style:style style:name="T17" style:family="text">
      <style:text-properties fo:font-weight="normal" officeooo:rsid="001db58c" style:font-weight-asian="normal" style:font-weight-complex="normal"/>
    </style:style>
    <style:style style:name="T18" style:family="text">
      <style:text-properties fo:font-weight="normal" officeooo:rsid="001efcf0" style:font-weight-asian="normal" style:font-weight-complex="normal"/>
    </style:style>
    <style:style style:name="T19" style:family="text">
      <style:text-properties fo:font-weight="normal" officeooo:rsid="0020aecd" style:font-weight-asian="normal" style:font-weight-complex="normal"/>
    </style:style>
    <style:style style:name="T20" style:family="text">
      <style:text-properties fo:font-weight="normal" officeooo:rsid="0021e0cd" style:font-weight-asian="normal" style:font-weight-complex="normal"/>
    </style:style>
    <style:style style:name="T21" style:family="text">
      <style:text-properties officeooo:rsid="0018dc6d"/>
    </style:style>
    <style:style style:name="T22" style:family="text">
      <style:text-properties officeooo:rsid="00239e31"/>
    </style:style>
    <style:style style:name="T23" style:family="text">
      <style:text-properties officeooo:rsid="0028a395"/>
    </style:style>
    <style:style style:name="Sect1" style:family="section">
      <style:section-properties style:writing-mode="lr-tb" fo:margin-left="0cm" fo:margin-right="0cm" style:editable="false">
        <style:columns fo:column-count="2">
          <style:column style:rel-width="5219*" fo:start-indent="0cm" fo:end-indent="0.635cm"/>
          <style:column style:rel-width="5219*" fo:start-indent="0.635cm" fo:end-indent="0cm"/>
        </style:columns>
      </style:section-properties>
    </style:style>
    <style:style style:name="Sect2" style:family="section">
      <style:section-properties style:writing-mode="lr-tb" fo:margin-left="0cm" fo:margin-right="0cm" style:editable="false">
        <style:columns fo:column-count="2">
          <style:column style:rel-width="5219*" fo:start-indent="0cm" fo:end-indent="0.318cm"/>
          <style:column style:rel-width="5219*"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Yazılım Laboratuvarı 1 Proje <text:span text:style-name="T23">2</text:span></text:p>
      <text:p text:style-name="P1"/>
      <text:section text:style-name="Sect1" text:name="Sect1">
        <text:p text:style-name="P7">Melih ÇALIŞKAN</text:p>
        <text:p text:style-name="P7">Mühendislik Fakültesi <text:s/>Bilgisayar Mühendisliği</text:p>
        <text:p text:style-name="P7">180202052</text:p>
        <text:p text:style-name="P7">melih_caliskan58@hotmail.com</text:p>
        <text:p text:style-name="P7"/>
        <text:p text:style-name="P7">Onur OKYAY</text:p>
        <text:p text:style-name="P7">Mühendislik Fakültesi <text:s/>Bilgisayar Mühendisliği</text:p>
        <text:p text:style-name="P7">180202039</text:p>
        <text:p text:style-name="P7">onurokyay1@gmail.com</text:p>
      </text:section>
      <text:section text:style-name="Sect2" text:name="Sect2">
        <text:p text:style-name="Abstract"><text:span text:style-name="Varsayılan_20_Paragraf_20_Yazı_20_Tipi"><text:span text:style-name="T1">Bu projenin amacı </text:span></text:span><text:span text:style-name="Varsayılan_20_Paragraf_20_Yazı_20_Tipi"><text:span text:style-name="T2">multithread kavramını kullanarak bir AVM’deki asansörlere gelen istek yoğunluğunu diğer asansörlerle birlikte azaltmaktır.</text:span></text:span></text:p>
        <text:p text:style-name="P8"/>
        <text:p text:style-name="key_20_words"><text:span text:style-name="Varsayılan_20_Paragraf_20_Yazı_20_Tipi"><text:span text:style-name="T3">Anahtar Kelimeler </text:span></text:span><text:span text:style-name="Varsayılan_20_Paragraf_20_Yazı_20_Tipi"><text:span text:style-name="T4">Thread, Semaphore</text:span></text:span><text:span text:style-name="Varsayılan_20_Paragraf_20_Yazı_20_Tipi"><text:span text:style-name="T3">; </text:span></text:span></text:p>
        <text:p text:style-name="P8"/>
        <text:p text:style-name="P8">Bu projede <text:span text:style-name="T6">Java</text:span> dili kullanılmıştır ve <text:span text:style-name="T6">NetBeans ortamında </text:span>geliştirilmiştir.</text:p>
        <text:h text:style-name="P26" text:outline-level="1" text:is-list-header="true">I. GİRİŞ</text:h>
        <text:p text:style-name="P5"/>
        <text:p text:style-name="P9">Öncelikle sahip olduğumuz AVM’nin özelliklerini tanımlayalım.</text:p>
        <text:list xml:id="list2041996736" text:style-name="L1">
          <text:list-item>
            <text:p text:style-name="P28">AVM’deki kat sayısı 5’tir.</text:p>
          </text:list-item>
          <text:list-item>
            <text:p text:style-name="P28">Toplamda 5 adet asansör bulunmaktadır.</text:p>
          </text:list-item>
          <text:list-item>
            <text:p text:style-name="P28">Asansörlerin biri sürekli çalışmaktadır. Geriye kalanlar yoğunluk durumuna göre aktif <text:s/>veya pasif durumdadır.</text:p>
          </text:list-item>
          <text:list-item>
            <text:p text:style-name="P28">Asansörlerin maksimum kapasitesi 10’dur.</text:p>
          </text:list-item>
          <text:list-item>
            <text:p text:style-name="P28">Asansörlerin kat arası geçiş 200 ms’dir.</text:p>
          </text:list-item>
        </text:list>
        <text:p text:style-name="P9"/>
        <text:p text:style-name="P10">Şimdi AVM’nin temel bileşenlerini tanımlayalım.</text:p>
        <text:p text:style-name="P11"><text:span text:style-name="T9">1) AVM Giriş (Login) Thread:</text:span><text:span text:style-name="T7"> </text:span>500 ms zaman aralıklarıyla [1-10] arasında rastgele sayıda müşterinin AVM’ye giriş yapmasını sağlamaktadır (Zemin Kat). Giren müşterileri rastgele bir kata (1-4) gitmek için asansör kuyruğuna alır.</text:p>
        <text:p text:style-name="P11"/>
        <text:p text:style-name="P11"><text:span text:style-name="T9">2) AVM Çıkış (Exit) Thread: </text:span>1000 ms zaman aralıklarıyla [1-5] arasında rastgele sayıda müşterinin AVM’den çıkış yapmasını sağlamaktadır (Zemin Kat). Çıkmak isteyen müşterileri rastgele bir kattan (1-4), zemin kata gitmek için asansör kuyruğuna alır.</text:p>
        <text:p text:style-name="P12"><text:span text:style-name="T9">3) Asansör Thread: </text:span>Katlardaki kuyrukları kontrol eder. Maksimum kapasiteyi aşmayacak şekilde kuyruktaki müşterilerin talep ettikleri katlarda taşınabilmesini sağlar. Bu thread asansör sayısı kadar (5 adet) olmalıdır.</text:p>
        <text:p text:style-name="P12"><text:span text:style-name="T8">NOT: </text:span>Zemin kattan diğer katlara (AVM’ye) giriş yapmak isteyenler, ya da diğer katlardan (AVM’den) çıkış yapmak isteyenler kuyruk oluştururlar. </text:p>
        <text:p text:style-name="P12"/>
        <text:p text:style-name="P13"><text:span text:style-name="T9">4)</text:span><text:span text:style-name="T8">Kontrol Thread:</text:span> Katlardaki kuyrukları kontrol eder. Kuyrukta bekleyen kişilerin toplam sayısı asansörün kapasitesinin 2 katını aştığı durumda (20) yeni asansörü aktif hale getirir. Kuyrukta bekleyen kişilerin toplam sayısı asansör kapasitenin altına <text:span text:style-name="T21">i</text:span>ndiğinde asansörlerden biri pasif hale gelir. Bu işlem tek asansörün çalıştığı durumda geçerli değildir.</text:p>
        <text:p text:style-name="P13"/>
        <text:p text:style-name="P41">II. YÖNTEM</text:p>
        <text:p text:style-name="P41"/>
        <text:p text:style-name="P17">AVM’nin bileşenlerini detaylı tanıyalım.</text:p>
        <text:p text:style-name="P14"><text:span text:style-name="T10">A) </text:span><text:span text:style-name="T11">AsansörThread Class:</text:span><text:span text:style-name="T10"> </text:span><text:span text:style-name="T14">AVM’de kullanacağımız asansörler için Thread classını </text:span><text:span text:style-name="T17">extends ile inheritance alan</text:span><text:span text:style-name="T14"> AsansörThread adlı classımızı oluşturduk. AsansörThread </text:span><text:span text:style-name="T16">class’ın</text:span><text:span text:style-name="T14"> özellikleri şunlardır; </text:span></text:p>
        <text:list xml:id="list1876288066" text:style-name="L2">
          <text:list-item>
            <text:p text:style-name="P30">String name; (Hangi asansör olduğunu tanımlar)</text:p>
          </text:list-item>
          <text:list-item>
            <text:p text:style-name="P30">boolean mod; (Çalışma durumunu tanımlar)</text:p>
          </text:list-item>
          <text:list-item>
            <text:p text:style-name="P30">int kat; (Hangi katta olduğunu tanımlar)</text:p>
          </text:list-item>
          <text:list-item>
            <text:p text:style-name="P30">int hedefkat; (Hangi kata gideceğini tanımlar)</text:p>
          </text:list-item>
          <text:list-item>
            <text:p text:style-name="P30">String yön; (İnme veya çıkma durumunu tanımlar)</text:p>
          </text:list-item>
          <text:list-item>
            <text:p text:style-name="P29"><text:span text:style-name="T13">int kapasite</text:span><text:span text:style-name="T15">(maksimum 10)</text:span><text:span text:style-name="T13">; (İçinde kaç kişi var olduğunu tanımlar)</text:span></text:p>
          </text:list-item>
          <text:list-item>
            <text:p text:style-name="P30">ArrayList&lt;Binenler&gt; icindekiler; (Asansörün icindekileri Binenler class tipinde liste halinde tutmaya yarar)</text:p>
          </text:list-item>
        </text:list>
        <text:list xml:id="list1506973825" text:style-name="L3">
          <text:list-item>
            <text:p text:style-name="P31"><text:soft-page-break/>Asansör ilk olarak yaratıldığında Giriş katında (0. katta) olur. </text:p>
          </text:list-item>
          <text:list-item>
            <text:p text:style-name="P31">Giriş katın kuyruğunu kontrol eder. Eğer boş değilse kuyruktan müşterileri alır.</text:p>
          </text:list-item>
          <text:list-item>
            <text:p text:style-name="P31">Müşterilerin hangi kata gideceklerini kontrol eder ve o kata gider.</text:p>
          </text:list-item>
          <text:list-item>
            <text:p text:style-name="P31">Müşterilerin hepsini bıraktıktan sonra her kattaki çıkış için bekleyenlerin olduğu kuyruğu kontrol eder . Çıkmak isteyen var ise onları asansöre maksimum kapasitesi kadar alır ve çıkışa ulaştırır.</text:p>
          </text:list-item>
        </text:list>
        <text:p text:style-name="P18"/>
        <text:p text:style-name="P18">B) Binenler Class: <text:span text:style-name="T13">Binenler </text:span><text:span text:style-name="T16">class’ın</text:span><text:span text:style-name="T13"> özellikleri şunlardır;</text:span></text:p>
        <text:list xml:id="list2525125660" text:style-name="L4">
          <text:list-item>
            <text:p text:style-name="P32">int kisiler; (müşteri grubunun kaç kişi olduğunu tanımlar)</text:p>
          </text:list-item>
          <text:list-item>
            <text:p text:style-name="P32">int kat; (müşteri grubunun hangi kata gideceğini)</text:p>
          </text:list-item>
        </text:list>
        <text:p text:style-name="P42"/>
        <text:p text:style-name="P15"><text:span text:style-name="T12">C) Kat Class: </text:span><text:span text:style-name="T16">Kat class’ın özellikleri şunlardır;</text:span></text:p>
        <text:list xml:id="list3196425292" text:style-name="L5">
          <text:list-item>
            <text:p text:style-name="P33">int kisisayisi; (O katta kaç kişi olduğunu tanımlar)</text:p>
          </text:list-item>
          <text:list-item>
            <text:p text:style-name="P33">int cikiskisisayisi; (O katta kaç kişi çıkış kuyruğuna girdi)</text:p>
          </text:list-item>
          <text:list-item>
            <text:p text:style-name="P33">ArrayList&lt;Binenler&gt; Kuyruk; (O kattaki çıkış kuyruğudur)</text:p>
          </text:list-item>
        </text:list>
        <text:p text:style-name="P43"/>
        <text:p text:style-name="P19"><text:span text:style-name="T8">D) GirisThread Class: </text:span><text:span text:style-name="T13">Thread class’ını extends ile inheritance almıştır. GirisThread class’ın özellikleri şunlardır;</text:span></text:p>
        <text:list xml:id="list1051074112" text:style-name="L6">
          <text:list-item>
            <text:p text:style-name="P34">Random r; (Random sayı(kişi için [1-10] arasında, kat için[1-5] arasında) üretir)</text:p>
          </text:list-item>
          <text:list-item>
            <text:p text:style-name="P39"><text:span text:style-name="T13">int yenigelenler; (</text:span><text:span text:style-name="T18">Binenler tipindeki müşteri grubunun</text:span><text:span text:style-name="T13"> </text:span><text:span text:style-name="T18">kişi sayısı için </text:span><text:span text:style-name="T13">üretil</text:span><text:span text:style-name="T18">e</text:span><text:span text:style-name="T13">n rand</text:span><text:span text:style-name="T18">o</text:span><text:span text:style-name="T13">m </text:span><text:span text:style-name="T18">sayıyı tutar</text:span><text:span text:style-name="T13">)</text:span></text:p>
          </text:list-item>
          <text:list-item>
            <text:p text:style-name="P35">int rastgelekat; (Binenler tipindeki müşteri grubunun hangi kata gideceği ile ilgili üretilen random sayıyı tutar)</text:p>
          </text:list-item>
        </text:list>
        <text:p text:style-name="P44"/>
        <text:p text:style-name="P20"><text:span text:style-name="T8">E) CikisThread Class: </text:span><text:span text:style-name="T13">T</text:span><text:span text:style-name="T17">hread class’ını extends ile inheritance almıştır. </text:span><text:span text:style-name="T13">CikisThread class’</text:span><text:span text:style-name="T19">ı</text:span><text:span text:style-name="T13">n özellikleri şunlardır;</text:span></text:p>
        <text:list xml:id="list3441921457" text:style-name="L7">
          <text:list-item>
            <text:p text:style-name="P36">int rastgelekisisayisi; (Rastgele seçilen kattan kaç kişinin o katın çıkış kuyruğuna gireceğini tanımlar)</text:p>
          </text:list-item>
          <text:list-item>
            <text:p text:style-name="P36">int rastgelekat; (Rastgele hangi katın çıkış kuyruğuna müşteri alınacak onu tanımlar)</text:p>
          </text:list-item>
          <text:list-item>
            <text:p text:style-name="P36">int cikissayisi; (Asansörün çıkış kuyruklarından toplayım 0.kata getirdiği kişiler arasından kaç kişi çıkacağını tanımalar)</text:p>
          </text:list-item>
        </text:list>
        <text:p text:style-name="P48"/>
        <text:p text:style-name="P45"/>
        <text:p text:style-name="P45"/>
        <text:p text:style-name="P16"><text:span text:style-name="T8">F) KontrolThread Class: </text:span><text:span text:style-name="T13">T</text:span><text:span text:style-name="T17">hread class’ını extends ile inheritance almıştır. </text:span><text:span text:style-name="T13">KontrolThread class’</text:span><text:span text:style-name="T19">ı</text:span><text:span text:style-name="T13">n </text:span><text:span text:style-name="T19">görevleri</text:span><text:span text:style-name="T13"> şunlardır;</text:span></text:p>
        <text:list xml:id="list1748738094" text:style-name="L8">
          <text:list-item>
            <text:p text:style-name="P37">Arayüze her kattaki toplam kişi sayısını yazdırmak için toplam kişi sayısını hesaplar.</text:p>
          </text:list-item>
          <text:list-item>
            <text:p text:style-name="P37">Asansör kuyruklarının yoğunluklarını tespit eder ve yeni bir asansörün çalışmasına ihtiyaç var mı diye kontrol ettikten sonra sonuca göre asansörü çalıştırır ya da çalıştırmaz. Ve yahut gereksiz çalışan asansör olursa onları deaktive duruma getirir.</text:p>
          </text:list-item>
        </text:list>
        <text:p text:style-name="P46"/>
        <text:p text:style-name="P21"><text:span text:style-name="T8">G) AVM Class: </text:span>AVM<text:span text:style-name="T13"> class’ın </text:span><text:span text:style-name="T20">özellikleri</text:span><text:span text:style-name="T13"> şunlardır;</text:span></text:p>
        <text:list xml:id="list4282751080" text:style-name="L9">
          <text:list-item>
            <text:p text:style-name="P38">Semaphore ; (Threadlerin senkronize çalışması için kullanılır)</text:p>
          </text:list-item>
          <text:list-item>
            <text:p text:style-name="P38">ArrayList&lt;Kat&gt; katlar; (Kat class tipinde katların listesini tutar)</text:p>
          </text:list-item>
          <text:list-item>
            <text:p text:style-name="P38">ArrayList&lt;AsansörThread&gt; asansörler; (Asansörlerini AsansörThread tipinde liste olarak tutar)</text:p>
          </text:list-item>
          <text:list-item>
            <text:p text:style-name="P38">GirisThread ve CikisThread burada yaratılır.</text:p>
          </text:list-item>
          <text:list-item>
            <text:p text:style-name="P38">Arayüz doldurma işlemi burada yapılır.</text:p>
          </text:list-item>
          <text:list-item>
            <text:p text:style-name="P38">Ve diğer ufak işlemler burada yapılır.</text:p>
            <text:p text:style-name="P47"/>
          </text:list-item>
        </text:list>
        <text:p text:style-name="P22"><text:span text:style-name="T8">H) Arayüz Form Class:</text:span><text:span text:style-name="T13"> Arayüz form</text:span><text:span text:style-name="T19"> class’ın </text:span><text:span text:style-name="T20">özellikleri</text:span><text:span text:style-name="T19"> şunlardır;</text:span></text:p>
        <text:list xml:id="list4279220630" text:style-name="L10">
          <text:list-item>
            <text:p text:style-name="P40"><text:span text:style-name="T19">A</text:span><text:span text:style-name="T13">rayüzdeki panele her asansörün ve katın bilgilerini yazdırır.</text:span></text:p>
          </text:list-item>
        </text:list>
        <text:p text:style-name="Standard"/>
        <text:h text:style-name="P26" text:outline-level="1" text:is-list-header="true">III. DENEYSEL SONUÇLAR</text:h>
        <text:p text:style-name="P4">Karşılaştığımız problemler;</text:p>
        <text:list xml:id="list189048522" text:style-name="L11">
          <text:list-item>
            <text:p text:style-name="P23"><text:span text:style-name="T22">Semaphore kullanmadığımızdan kaynaklı</text:span> <text:span text:style-name="T22">thread’ler ile ilgili senkronizasyon problemleri.</text:span></text:p>
          </text:list-item>
        </text:list>
        <text:p text:style-name="P2"/>
        <text:p text:style-name="P3">Karşılaştığımız problemleri çözerek hazır hale getirdik.</text:p>
        <text:h text:style-name="P27" text:outline-level="1" text:is-list-header="true"><text:tab/><text:span text:style-name="T8">IV. SONUÇ</text:span></text:h>
        <text:p text:style-name="P2"/>
        <text:p text:style-name="P6">Sonuç olarak AVM’nin 5 asansörü de her katın kuyruklarının yoğunluğuna göre çalışıp işlemleri doğru bir şekilde yapıyor.</text:p>
        <text:p text:style-name="Standard"/>
        <text:p text:style-name="P2"/>
        <text:p text:style-name="P2"/>
        <text:h text:style-name="P25" text:outline-level="5">V. KAYNAKÇA</text:h>
        <text:p text:style-name="P2"><text:a xlink:type="simple" xlink:href="https://www.geeksforgeeks.org/" office:target-frame-name="_top" xlink:show="replace" text:style-name="Internet_20_link" text:visited-style-name="Visited_20_Internet_20_Link"/></text:p>
        <text:list xml:id="list4077860604" text:style-name="L12">
          <text:list-item>
            <text:p text:style-name="P24"><text:a xlink:type="simple" xlink:href="https://www.w3schools.com/java/java_threads.asp" text:style-name="Internet_20_link" text:visited-style-name="Visited_20_Internet_20_Link"><text:span text:style-name="Varsayılan_20_Paragraf_20_Yazı_20_Tipi"><text:span text:style-name="T5">https://www.w3schools.com/java/java_threads.asp</text:span></text:span></text:a></text:p>
          </text:list-item>
          <text:list-item>
            <text:p text:style-name="P24"><text:a xlink:type="simple" xlink:href="https://www.javatpoint.com/multithreading-in-java" text:style-name="Internet_20_link" text:visited-style-name="Visited_20_Internet_20_Link"><text:span text:style-name="Varsayılan_20_Paragraf_20_Yazı_20_Tipi"><text:span text:style-name="T5">https://www.javatpoint.com/multithreading-in-java</text:span></text:span></text:a></text:p>
          </text:list-item>
          <text:list-item>
            <text:p text:style-name="P24"><text:a xlink:type="simple" xlink:href="https://www.yusufsezer.com.tr/java-thread/" text:style-name="Internet_20_link" text:visited-style-name="Visited_20_Internet_20_Link"><text:span text:style-name="Varsayılan_20_Paragraf_20_Yazı_20_Tipi"><text:span text:style-name="T5">https://www.yusufsezer.com.tr/java-thread/</text:span></text:span></text:a></text:p>
          </text:list-item>
          <text:list-item>
            <text:p text:style-name="P24"><text:span text:style-name="Varsayılan_20_Paragraf_20_Yazı_20_Tipi"><text:span text:style-name="T5">https://medium.com/gokhanyavas/javada-multithreading-bbc6a9181772</text:span></text:span></text:p>
          </text:list-item>
        </text:list>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hyphenation-ladder-count="no-limit" fo:text-indent="0.508cm" style:auto-text-indent="false">
        <style:tab-stops>
          <style:tab-stop style:position="0.508cm"/>
        </style:tab-stops>
      </style:paragraph-properties>
      <style:text-properties fo:letter-spacing="-0.002cm" style:font-name-asian="MS Mincho" style:font-family-asian="'MS Mincho'" style:font-family-generic-asian="modern" style:font-pitch-asian="fixed" fo:hyphenate="false"/>
    </style:style>
    <style:style style:name="Heading_20_1" style:display-name="Heading 1" style:family="paragraph" style:parent-style-name="Standard" style:next-style-name="Standard" style:default-outline-level="1" style:class="text">
      <style:paragraph-properties fo:margin-top="0.282cm" fo:margin-bottom="0.141cm" loext:contextual-spacing="false" fo:keep-together="always" fo:hyphenation-ladder-count="no-limit" fo:keep-with-next="always">
        <style:tab-stops>
          <style:tab-stop style:position="0.381cm"/>
        </style:tab-stops>
      </style:paragraph-properties>
      <style:text-properties fo:font-variant="small-caps" style:font-name-asian="MS Mincho" style:font-family-asian="'MS Mincho'" style:font-family-generic-asian="modern" style:font-pitch-asian="fixed" fo:hyphenate="fals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hyphenation-ladder-count="no-limit" fo:keep-with-next="always">
        <style:tab-stops>
          <style:tab-stop style:position="-2.54cm"/>
        </style:tab-stops>
      </style:paragraph-properties>
      <style:text-properties fo:font-style="italic" style:font-name-asian="MS Mincho" style:font-family-asian="'MS Mincho'" style:font-family-generic-asian="modern" style:font-pitch-asian="fixed" style:font-style-asian="italic" style:font-style-complex="italic" fo:hyphenate="false"/>
    </style:style>
    <style:style style:name="Heading_20_3" style:display-name="Heading 3" style:family="paragraph" style:parent-style-name="Standard" style:next-style-name="Standard" style:default-outline-level="3" style:class="text">
      <style:paragraph-properties fo:line-height="0.423cm" fo:text-align="justify" style:justify-single-word="false" fo:hyphenation-ladder-count="no-limit">
        <style:tab-stops>
          <style:tab-stop style:position="0.953cm"/>
        </style:tab-stops>
      </style:paragraph-properties>
      <style:text-properties fo:font-style="italic" style:font-name-asian="MS Mincho" style:font-family-asian="'MS Mincho'" style:font-family-generic-asian="modern" style:font-pitch-asian="fixed" style:font-style-asian="italic" style:font-style-complex="italic" fo:hyphenate="false"/>
    </style:style>
    <style:style style:name="Heading_20_4" style:display-name="Heading 4" style:family="paragraph" style:parent-style-name="Standard" style:next-style-name="Standard" style:default-outline-level="4" style:class="text">
      <style:paragraph-properties fo:margin-top="0.071cm" fo:margin-bottom="0.071cm" loext:contextual-spacing="false" fo:text-align="justify" style:justify-single-word="false" fo:hyphenation-ladder-count="no-limit">
        <style:tab-stops>
          <style:tab-stop style:position="1.27cm"/>
          <style:tab-stop style:position="1.448cm"/>
        </style:tab-stops>
      </style:paragraph-properties>
      <style:text-properties fo:font-style="italic" style:font-name-asian="MS Mincho" style:font-family-asian="'MS Mincho'" style:font-family-generic-asian="modern" style:font-pitch-asian="fixed"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282cm" fo:margin-bottom="0.141cm" loext:contextual-spacing="false" fo:hyphenation-ladder-count="no-limit">
        <style:tab-stops>
          <style:tab-stop style:position="0.635cm"/>
        </style:tab-stops>
      </style:paragraph-properties>
      <style:text-properties fo:font-variant="small-cap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fo:hyphenate="false"/>
    </style:style>
    <style:style style:name="Affiliation" style:family="paragraph">
      <style:paragraph-properties fo:text-align="center" style:justify-single-word="false" fo:orphans="2" fo:widows="2"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Author" style:family="paragraph">
      <style:paragraph-properties fo:margin-top="0.635cm" fo:margin-bottom="0.071cm" loext:contextual-spacing="false" fo:text-align="center" style:justify-single-word="false" fo:orphans="2" fo:widows="2" fo:hyphenation-ladder-count="no-limit"/>
      <style:text-properties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false"/>
    </style:style>
    <style:style style:name="bullet_20_list" style:display-name="bullet list" style:family="paragraph" style:parent-style-name="Text_20_body" style:list-style-name="WW8Num3">
      <style:paragraph-properties fo:hyphenation-ladder-count="no-limit">
        <style:tab-stops>
          <style:tab-stop style:position="-6.477cm"/>
        </style:tab-stops>
      </style:paragraph-properties>
      <style:text-properties fo:hyphenate="false"/>
    </style:style>
    <style:style style:name="equation" style:family="paragraph" style:parent-style-name="Standard">
      <style:paragraph-properties fo:margin-top="0.423cm" fo:margin-bottom="0.423cm" loext:contextual-spacing="false" fo:line-height="90%" fo:hyphenation-ladder-count="no-limit">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WW8Num7">
      <style:paragraph-properties fo:margin-top="0.141cm" fo:margin-bottom="0.353cm" loext:contextual-spacing="false" fo:text-align="justify" style:justify-single-word="false" fo:orphans="2" fo:widows="2" fo:hyphenation-ladder-count="no-limit">
        <style:tab-stops>
          <style:tab-stop style:position="-3.505cm"/>
        </style:tab-stops>
      </style:paragraph-properties>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footnote" style:family="paragraph" style:list-style-name="WW8Num2">
      <style:paragraph-properties fo:margin-top="0cm" fo:margin-bottom="0.071cm" loext:contextual-spacing="false" fo:orphans="2" fo:widows="2" fo:hyphenation-ladder-count="no-limi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font-weight-complex="bold" fo:hyphenate="false"/>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font-weight-complex="bold" fo:hyphenate="false"/>
    </style:style>
    <style:style style:name="references" style:family="paragraph" style:list-style-name="WW8Num6">
      <style:paragraph-properties fo:margin-top="0cm" fo:margin-bottom="0.088cm" loext:contextual-spacing="false" fo:line-height="0.318cm" fo:text-align="justify" style:justify-single-word="false" fo:orphans="2" fo:widows="2" fo:hyphenation-ladder-count="no-limi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shadow="none"/>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table_20_col_20_head" style:display-name="table col head" style:family="paragraph" style:parent-style-name="Standard">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orphans="2" fo:widows="2" fo:hyphenation-ladder-count="no-limit"/>
      <style:text-propertie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table_20_footnote" style:display-name="table footnote" style:family="paragraph" style:list-style-name="WW8Num9">
      <style:paragraph-properties fo:margin-top="0.106cm" fo:margin-bottom="0.053cm" loext:contextual-spacing="false" fo:text-align="end" style:justify-single-word="false" fo:orphans="2" fo:widows="2" fo:hyphenation-ladder-count="no-limit">
        <style:tab-stops>
          <style:tab-stop style:position="-8.562cm"/>
        </style:tab-stops>
      </style:paragraph-properties>
      <style:text-properties style:font-name="Times New Roman" fo:font-family="'Times New Roman'" style:font-family-generic="roman" style:font-pitch="variable" fo:font-size="6pt" fo:language="en" fo:country="US" style:font-name-asian="MS Mincho" style:font-family-asian="'MS Mincho'" style:font-family-generic-asian="modern" style:font-pitch-asian="fixed" style:font-size-asian="6pt" style:font-name-complex="Times New Roman" style:font-family-complex="'Times New Roman'" style:font-family-generic-complex="roman" style:font-pitch-complex="variable" style:font-size-complex="6pt" style:language-complex="ar" style:country-complex="SA" fo:hyphenate="false"/>
    </style:style>
    <style:style style:name="table_20_head" style:display-name="table head" style:family="paragraph" style:list-style-name="WW8Num8">
      <style:paragraph-properties fo:margin-top="0.423cm" fo:margin-bottom="0.212cm" loext:contextual-spacing="false" fo:line-height="90%" fo:text-align="center" style:justify-single-word="false" fo:orphans="2" fo:widows="2" fo:hyphenation-ladder-count="no-limit"/>
      <style:text-properties fo:font-variant="small-caps"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Varsayılan_20_Paragraf_20_Yazı_20_Tipi" style:display-name="Varsayılan Paragraf Yazı Tipi" style:family="text"/>
    <style:style style:name="WW_5f_CharLFO1LVL1" style:display-name="WW_CharLFO1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LVL2" style:display-name="WW_CharLFO1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3" style:display-name="WW_CharLFO1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4" style:display-name="WW_CharLFO1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63%"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63%" style:font-name="Times New Roman" fo:font-family="'Times New Roman'" style:font-family-generic="roman" style:font-pitch="variable" fo:font-size="8pt" fo:letter-spacing="normal" fo:font-style="normal" fo:font-weight="normal" style:letter-kerning="false"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style:font-family-generic-asian="modern" style:font-pitch-asian="fixed"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style:font-family-generic-asian="modern" style:font-pitch-asian="fixed"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style:font-family-generic-asian="modern" style:font-pitch-asian="fixed" style:font-size-asian="10p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style:font-family-generic-asian="modern" style:font-pitch-asian="fixed"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2LVL2" style:display-name="WW_CharLFO2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2LVL3" style:display-name="WW_CharLFO2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2LVL4" style:display-name="WW_CharLFO2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3LVL1" style:display-name="WW_CharLFO3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3LVL2" style:display-name="WW_CharLFO3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3LVL3" style:display-name="WW_CharLFO3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3LVL4" style:display-name="WW_CharLFO3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1" style:display-name="WW_CharLFO4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1" style:display-name="WW_CharLFO5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1" style:display-name="WW_CharLFO6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1" style:display-name="WW_CharLFO7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8LVL1" style:display-name="WW_CharLFO8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variant="normal" fo:text-transform="none" style:text-outline="false"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2LVL2" style:display-name="WW_CharLFO12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2LVL3" style:display-name="WW_CharLFO12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2LVL4" style:display-name="WW_CharLFO12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4LVL1" style:display-name="WW_CharLFO14LVL1"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6LVL1" style:display-name="WW_CharLFO16LVL1" style:family="text">
      <style:text-properties fo:font-variant="normal" fo:text-transform="none" fo:color="#000000" style:text-outline="false" style:text-line-through-style="none" style:text-line-through-type="none" style:text-position="super 63%"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_5f_CharOUTLINELVL1" style:display-name="WW_CharOUTLINELVL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381cm"/>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508cm" fo:margin-left="0.508cm"/>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318cm"/>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635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5" style:display-name="WW_OutlineListStyle_5">
      <text:list-level-style-number text:level="1" text:style-name="WW_5f_CharLFO1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1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WW_5f_CharLFO2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2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3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4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5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5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6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6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_5f_CharLFO8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9LVL1" style:num-suffix=" " style:num-format="1">
        <style:list-level-properties text:list-level-position-and-space-mode="label-alignment">
          <style:list-level-label-alignment text:label-followed-by="listtab" fo:text-indent="0.508cm"/>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0LVL1"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1LVL1" style:num-format="1" text:start-value="1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2LVL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WW_5f_CharLFO12LVL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WW_5f_CharLFO12LVL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text:style-name="WW_5f_CharLFO12LVL5" style:num-format="">
        <style:list-level-properties text:list-level-position-and-space-mode="label-alignment">
          <style:list-level-label-alignment text:label-followed-by="listtab" fo:margin-left="5.08cm"/>
        </style:list-level-properties>
      </text:list-level-style-number>
      <text:list-level-style-number text:level="6" text:style-name="WW_5f_CharLFO12LV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text:style-name="WW_5f_CharLFO12LV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text:style-name="WW_5f_CharLFO12LV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WW_5f_CharLFO12LV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13LV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4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5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_5f_CharLFO16LVL1"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4.293cm" fo:margin-left="1.295cm" fo:margin-right="1.2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aper Title (use style: paper title)</dc:title>
    <meta:initial-creator>IEEE</meta:initial-creator>
    <meta:creation-date>2020-11-14T12:26:00Z</meta:creation-date>
    <dc:date>2020-12-13T02:20:01.392000000</dc:date>
    <meta:editing-cycles>25</meta:editing-cycles>
    <meta:editing-duration>PT56M13S</meta:editing-duration>
    <meta:document-statistic meta:table-count="0" meta:image-count="0" meta:object-count="0" meta:page-count="2" meta:paragraph-count="78" meta:word-count="747" meta:character-count="5848" meta:non-whitespace-character-count="5212"/>
    <meta:template xlink:type="simple" xlink:actuate="onRequest" xlink:title="" xlink:href="Normal.dotm"/>
  </office:meta>
</office:document-meta>
</file>